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43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28pt" style:font-size-asian="28pt" style:font-size-complex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28pt" fo:text-shadow="1pt 1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style:text-underline-style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1.27cm" fo:margin-right="0cm" fo:margin-top="0cm" fo:margin-bottom="0cm" fo:text-align="center" fo:text-indent="-1.27cm" style:text-autospace="none"/>
      <style:text-properties fo:font-size="32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4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style:text-underline-style="none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style:text-underline-style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style:text-underline-style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13cm" svg:height="3.063cm" svg:x="2.032cm" svg:y="0.762cm">
          <draw:text-box>
            <text:p text:style-name="P1"><text:span text:style-name="T1">HYMN #689</text:span></text:p>
            <text:p text:style-name="P1"><text:span text:style-name="T2">“</text:span><text:span text:style-name="T2">Let Me Be Thine Forever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13cm" svg:height="7.011cm" svg:x="1.778cm" svg:y="0.863cm">
          <draw:text-box>
            <text:p text:style-name="P4"><text:span text:style-name="T3">1. </text:span><text:span text:style-name="T4">Let me be Thine forever,</text:span><text:span text:style-name="T4"><text:line-break/></text:span><text:span text:style-name="T4">My faithful God and Lord;</text:span><text:span text:style-name="T4"><text:line-break/></text:span><text:span text:style-name="T4">Let me forsake Thee never</text:span><text:span text:style-name="T4"><text:line-break/></text:span><text:span text:style-name="T4">Nor wander from Thy W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7" draw:layer="layout" svg:width="24.384cm" svg:height="7.011cm" svg:x="1.778cm" svg:y="1.016cm">
          <draw:text-box>
            <text:p text:style-name="P6"><text:span text:style-name="T4">Lord, do not let me waver,</text:span><text:span text:style-name="T4"><text:line-break/></text:span><text:span text:style-name="T4">But give me steadfastness,</text:span><text:span text:style-name="T4"><text:line-break/></text:span><text:span text:style-name="T4">And for such grace forever</text:span><text:span text:style-name="T4"><text:line-break/></text:span><text:span text:style-name="T4">Thy holy name I’ll bl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9" draw:layer="layout" svg:width="23.876cm" svg:height="7.011cm" svg:x="2.032cm" svg:y="0.863cm">
          <draw:text-box>
            <text:p text:style-name="P8"><text:span text:style-name="T5">2. </text:span><text:span text:style-name="T6">Lord Jesus, my salvation,</text:span><text:span text:style-name="T6"><text:line-break/></text:span><text:span text:style-name="T6">My light, my life divine,</text:span><text:span text:style-name="T6"><text:line-break/></text:span><text:span text:style-name="T6">My only consolation,</text:span><text:span text:style-name="T6"><text:line-break/></text:span><text:span text:style-name="T6">O make me wholly Thine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9" draw:layer="layout" svg:width="23.876cm" svg:height="7.011cm" svg:x="2.032cm" svg:y="1.016cm">
          <draw:text-box>
            <text:p text:style-name="P8"><text:span text:style-name="T6">For Thou hast dearly bought me</text:span><text:span text:style-name="T6"><text:line-break/></text:span><text:span text:style-name="T6">With blood and bitter pain.</text:span><text:span text:style-name="T6"><text:line-break/></text:span><text:span text:style-name="T6">Let me, since Thou hast sought me,</text:span><text:span text:style-name="T6"><text:line-break/></text:span><text:span text:style-name="T6">Eternal life obt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11" draw:layer="layout" svg:width="24.22cm" svg:height="7.011cm" svg:x="1.688cm" svg:y="0.863cm">
          <draw:text-box>
            <text:p text:style-name="P10"><text:span text:style-name="T5">3. </text:span><text:span text:style-name="T6">O Thou, O Holy Spirit,</text:span></text:p>
            <text:p text:style-name="P10"><text:span text:style-name="T6">My comforter and guide,</text:span></text:p>
            <text:p text:style-name="P10"><text:span text:style-name="T6">Grant that in Jesus’ merit</text:span></text:p>
            <text:p text:style-name="P10"><text:span text:style-name="T6">I always may confid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14" draw:layer="layout" svg:width="24.384cm" svg:height="11.684cm" svg:x="1.965cm" svg:y="1.27cm">
          <draw:text-box>
            <text:p text:style-name="P12"><text:span text:style-name="T6">Him to the end confessing</text:span></text:p>
            <text:p text:style-name="P12"><text:span text:style-name="T6">Whom I have known by faith.</text:span></text:p>
            <text:p text:style-name="P12"><text:span text:style-name="T6">Give me Thy constant blessing</text:span></text:p>
            <text:p text:style-name="P12"><text:span text:style-name="T6">And grant a Christian death.</text:span></text:p>
            <text:p text:style-name="P13"><text:span text:style-name="T7"><text:line-break/></text:span><text:span text:style-name="T7"/></text:p>
            <text:p text:style-name="P13"><text:span text:style-name="T8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3T10:35:54.121000000</meta:creation-date>
    <dc:title>Hymn template</dc:title>
    <meta:editing-duration>PT17M23S</meta:editing-duration>
    <meta:editing-cycles>4</meta:editing-cycles>
    <meta:generator>LibreOffice/6.0.1.1$Windows_X86_64 LibreOffice_project/60bfb1526849283ce2491346ed2aa51c465abfe6</meta:generator>
    <meta:initial-creator>Arthur Hoch</meta:initial-creator>
    <dc:date>2018-05-11T16:55:10.546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5-02-23T10:35:53.824000000"/>
  </office:meta>
</office:document-meta>
</file>